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Line_20_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-33% 58%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line draw:style-name="gr1" draw:text-style-name="P1" draw:layer="layout" svg:width="5.898cm" svg:height="5.263cm" svg:x="3.048cm" svg:y="1.69cm" svg:viewBox="0 0 5899 5264" draw:points="0,0 0,5264 5899,5264">
          <text:p text:style-name="P2"/>
        </draw:polyline>
        <draw:frame draw:style-name="gr2" draw:text-style-name="P3" draw:layer="layout" svg:width="0.803cm" svg:height="0.806cm" svg:x="2.117cm" svg:y="3.779cm">
          <draw:text-box>
            <text:p text:style-name="P2"><text:span text:style-name="T1">T</text:span></text:p>
          </draw:text-box>
        </draw:frame>
        <draw:frame draw:style-name="gr2" draw:text-style-name="P3" draw:layer="layout" svg:width="0.832cm" svg:height="0.806cm" svg:x="5.718cm" svg:y="6.879cm">
          <draw:text-box>
            <text:p text:style-name="P2"><text:span text:style-name="T1">V</text:span></text:p>
          </draw:text-box>
        </draw:frame>
        <draw:frame draw:style-name="gr2" draw:text-style-name="P4" draw:layer="layout" svg:width="3.859cm" svg:height="0.806cm" svg:x="4.246cm" svg:y="7.522cm">
          <draw:text-box>
            <text:p text:style-name="P2"><text:span text:style-name="T2">Closed path #1</text:span></text:p>
          </draw:text-box>
        </draw:frame>
        <draw:frame draw:style-name="gr2" draw:text-style-name="P3" draw:layer="layout" svg:width="2.494cm" svg:height="0.924cm" svg:x="3.118cm" svg:y="1.679cm">
          <draw:text-box>
            <text:p text:style-name="P2"><text:span text:style-name="T1">T</text:span><text:span text:style-name="T3">1</text:span><text:span text:style-name="T1">, P</text:span><text:span text:style-name="T3">1</text:span><text:span text:style-name="T1">, V</text:span><text:span text:style-name="T3">1</text:span></text:p>
          </draw:text-box>
        </draw:frame>
        <draw:frame draw:style-name="gr2" draw:text-style-name="P3" draw:layer="layout" svg:width="2.494cm" svg:height="0.924cm" svg:x="6.518cm" svg:y="1.779cm">
          <draw:text-box>
            <text:p text:style-name="P2"><text:span text:style-name="T1">T</text:span><text:span text:style-name="T3">1</text:span><text:span text:style-name="T1">, P</text:span><text:span text:style-name="T3">2</text:span><text:span text:style-name="T1">, V</text:span><text:span text:style-name="T3">2</text:span></text:p>
          </draw:text-box>
        </draw:frame>
        <draw:frame draw:style-name="gr2" draw:text-style-name="P3" draw:layer="layout" svg:width="2.494cm" svg:height="0.924cm" svg:x="6.47cm" svg:y="5.411cm">
          <draw:text-box>
            <text:p text:style-name="P2"><text:span text:style-name="T1">T</text:span><text:span text:style-name="T3">2</text:span><text:span text:style-name="T1">, P</text:span><text:span text:style-name="T3">3</text:span><text:span text:style-name="T1">, V</text:span><text:span text:style-name="T3">2</text:span></text:p>
          </draw:text-box>
        </draw:frame>
        <draw:path draw:style-name="gr1" draw:text-style-name="P1" draw:layer="layout" svg:width="3.132cm" svg:height="2.764cm" svg:x="4.177cm" svg:y="2.721cm" svg:viewBox="0 0 3133 2765" svg:d="m0 0c56 197 71 352 71 338s197 480 197 480l325 494 409 437 395 311 466 282 381 198 423 127 437 98h29v-2751h-3133z">
          <text:p text:style-name="P2"/>
        </draw:path>
        <draw:line draw:style-name="gr3" draw:text-style-name="P1" draw:layer="layout" svg:x1="5.227cm" svg:y1="4.482cm" svg:x2="5.467cm" svg:y2="4.708cm">
          <text:p text:style-name="P2"/>
        </draw:line>
        <draw:line draw:style-name="gr4" draw:text-style-name="P1" draw:layer="layout" svg:x1="5.582cm" svg:y1="2.726cm" svg:x2="5.912cm" svg:y2="2.721cm">
          <text:p text:style-name="P2"/>
        </draw:line>
        <draw:line draw:style-name="gr3" draw:text-style-name="P1" draw:layer="layout" svg:x1="7.316cm" svg:y1="4.118cm" svg:x2="7.319cm" svg:y2="3.788cm">
          <text:p text:style-name="P2"/>
        </draw:line>
        <draw:frame draw:style-name="gr2" draw:text-style-name="P3" draw:layer="layout" svg:width="0.832cm" svg:height="0.806cm" svg:x="5.418cm" svg:y="2.679cm">
          <draw:text-box>
            <text:p text:style-name="P2"><text:span text:style-name="T1">A</text:span></text:p>
          </draw:text-box>
        </draw:frame>
        <draw:frame draw:style-name="gr2" draw:text-style-name="P3" draw:layer="layout" svg:width="0.832cm" svg:height="0.806cm" svg:x="5.118cm" svg:y="3.779cm">
          <draw:text-box>
            <text:p text:style-name="P2"><text:span text:style-name="T1">B</text:span></text:p>
          </draw:text-box>
        </draw:frame>
        <draw:frame draw:style-name="gr2" draw:text-style-name="P3" draw:layer="layout" svg:width="0.862cm" svg:height="0.806cm" svg:x="6.518cm" svg:y="3.679cm">
          <draw:text-box>
            <text:p text:style-name="P2"><text:span text:style-name="T1">C</text:span></text:p>
          </draw:text-box>
        </draw:frame>
        <draw:ellipse draw:style-name="gr5" draw:text-style-name="P1" draw:layer="layout" svg:width="-0.264cm" svg:height="-0.289cm" svg:x="4.303cm" svg:y="2.86cm">
          <text:p text:style-name="P2"/>
        </draw:ellipse>
        <draw:ellipse draw:style-name="gr5" draw:text-style-name="P1" draw:layer="layout" svg:width="-0.264cm" svg:height="-0.289cm" svg:x="7.445cm" svg:y="2.861cm">
          <text:p text:style-name="P2"/>
        </draw:ellipse>
        <draw:ellipse draw:style-name="gr5" draw:text-style-name="P1" draw:layer="layout" svg:width="-0.264cm" svg:height="-0.289cm" svg:x="7.445cm" svg:y="5.662cm">
          <text:p text:style-name="P2"/>
        </draw:ellipse>
        <draw:frame draw:style-name="gr2" draw:text-style-name="P4" draw:layer="layout" svg:width="3.859cm" svg:height="0.806cm" svg:x="11.704cm" svg:y="7.598cm">
          <draw:text-box>
            <text:p text:style-name="P2"><text:span text:style-name="T2">Closed path #2</text:span></text:p>
          </draw:text-box>
        </draw:frame>
        <draw:polyline draw:style-name="gr1" draw:text-style-name="P1" draw:layer="layout" svg:width="5.898cm" svg:height="5.263cm" svg:x="11.252cm" svg:y="1.679cm" svg:viewBox="0 0 5899 5264" draw:points="0,0 0,5264 5899,5264">
          <text:p text:style-name="P2"/>
        </draw:polyline>
        <draw:frame draw:style-name="gr2" draw:text-style-name="P3" draw:layer="layout" svg:width="0.803cm" svg:height="0.806cm" svg:x="10.418cm" svg:y="4.078cm">
          <draw:text-box>
            <text:p text:style-name="P2"><text:span text:style-name="T1">T</text:span></text:p>
          </draw:text-box>
        </draw:frame>
        <draw:frame draw:style-name="gr2" draw:text-style-name="P3" draw:layer="layout" svg:width="0.832cm" svg:height="0.806cm" svg:x="13.518cm" svg:y="6.978cm">
          <draw:text-box>
            <text:p text:style-name="P2"><text:span text:style-name="T1">V</text:span></text:p>
          </draw:text-box>
        </draw:frame>
        <draw:frame draw:style-name="gr2" draw:text-style-name="P3" draw:layer="layout" svg:width="2.494cm" svg:height="0.924cm" svg:x="11.318cm" svg:y="4.978cm">
          <draw:text-box>
            <text:p text:style-name="P2"><text:span text:style-name="T1">T</text:span><text:span text:style-name="T3">1</text:span><text:span text:style-name="T1">, P</text:span><text:span text:style-name="T3">1</text:span><text:span text:style-name="T1">, V</text:span><text:span text:style-name="T3">1</text:span></text:p>
          </draw:text-box>
        </draw:frame>
        <draw:polygon draw:style-name="gr1" draw:text-style-name="P1" draw:layer="layout" svg:width="3.202cm" svg:height="2.229cm" svg:x="12.055cm" svg:y="2.751cm" svg:viewBox="0 0 3203 2230" draw:points="0,2230 3203,2202 3175,0 0,2216">
          <text:p text:style-name="P2"/>
        </draw:polygon>
        <draw:frame draw:style-name="gr2" draw:text-style-name="P3" draw:layer="layout" svg:width="2.494cm" svg:height="0.924cm" svg:x="15.018cm" svg:y="4.978cm">
          <draw:text-box>
            <text:p text:style-name="P2"><text:span text:style-name="T1">T</text:span><text:span text:style-name="T3">1</text:span><text:span text:style-name="T1">, P</text:span><text:span text:style-name="T3">2</text:span><text:span text:style-name="T1">, V</text:span><text:span text:style-name="T3">2</text:span></text:p>
          </draw:text-box>
        </draw:frame>
        <draw:frame draw:style-name="gr2" draw:text-style-name="P3" draw:layer="layout" svg:width="2.494cm" svg:height="0.924cm" svg:x="15.018cm" svg:y="1.978cm">
          <draw:text-box>
            <text:p text:style-name="P2"><text:span text:style-name="T1">T</text:span><text:span text:style-name="T3">3</text:span><text:span text:style-name="T1">, P</text:span><text:span text:style-name="T3">1</text:span><text:span text:style-name="T1">, V</text:span><text:span text:style-name="T3">2</text:span></text:p>
          </draw:text-box>
        </draw:frame>
        <draw:ellipse draw:style-name="gr5" draw:text-style-name="P1" draw:layer="layout" svg:width="-0.264cm" svg:height="-0.289cm" svg:x="15.317cm" svg:y="2.903cm">
          <text:p text:style-name="P2"/>
        </draw:ellipse>
        <draw:ellipse draw:style-name="gr5" draw:text-style-name="P1" draw:layer="layout" svg:width="-0.264cm" svg:height="-0.289cm" svg:x="12.203cm" svg:y="5.132cm">
          <text:p text:style-name="P2"/>
        </draw:ellipse>
        <draw:ellipse draw:style-name="gr5" draw:text-style-name="P1" draw:layer="layout" svg:width="-0.264cm" svg:height="-0.289cm" svg:x="15.375cm" svg:y="5.133cm">
          <text:p text:style-name="P2"/>
        </draw:ellipse>
        <draw:line draw:style-name="gr3" draw:text-style-name="P1" draw:layer="layout" svg:x1="15.244cm" svg:y1="4.031cm" svg:x2="15.247cm" svg:y2="4.361cm">
          <text:p text:style-name="P2"/>
        </draw:line>
        <draw:line draw:style-name="gr3" draw:text-style-name="P1" draw:layer="layout" svg:x1="13.471cm" svg:y1="3.963cm" svg:x2="13.781cm" svg:y2="3.737cm">
          <text:p text:style-name="P2"/>
        </draw:line>
        <draw:line draw:style-name="gr4" draw:text-style-name="P1" draw:layer="layout" svg:x1="13.818cm" svg:y1="4.968cm" svg:x2="14.114cm" svg:y2="4.968cm">
          <text:p text:style-name="P2"/>
        </draw:line>
        <draw:frame draw:style-name="gr2" draw:text-style-name="P3" draw:layer="layout" svg:width="0.832cm" svg:height="0.806cm" svg:x="13.665cm" svg:y="4.291cm">
          <draw:text-box>
            <text:p text:style-name="P2"><text:span text:style-name="T1">A</text:span></text:p>
          </draw:text-box>
        </draw:frame>
        <draw:frame draw:style-name="gr2" draw:text-style-name="P3" draw:layer="layout" svg:width="0.832cm" svg:height="0.806cm" svg:x="15.165cm" svg:y="3.519cm">
          <draw:text-box>
            <text:p text:style-name="P2"><text:span text:style-name="T1">E</text:span></text:p>
          </draw:text-box>
        </draw:frame>
        <draw:frame draw:style-name="gr2" draw:text-style-name="P3" draw:layer="layout" svg:width="0.862cm" svg:height="0.806cm" svg:x="12.965cm" svg:y="3.091cm">
          <draw:text-box>
            <text:p text:style-name="P2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ussi Eloranta</meta:initial-creator>
    <meta:creation-date>2008-05-08T15:29:26</meta:creation-date>
    <dc:creator>Jussi Eloranta</dc:creator>
    <dc:date>2008-09-16T14:25:19</dc:date>
    <meta:editing-cycles>30</meta:editing-cycles>
    <meta:editing-duration>PT18M3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